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herit" svg:font-family="inherit"/>
    <style:font-face style:name="verdana" svg:font-family="verdana"/>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style:line-height-at-least="0.1457in" fo:widows="1" fo:text-indent="0in" style:auto-text-indent="false"/>
    </style:style>
    <style:style style:name="P2" style:family="paragraph" style:parent-style-name="Standard">
      <style:paragraph-properties fo:margin-left="0in" fo:margin-right="0in" fo:margin-top="0in" fo:margin-bottom="0in" style:line-height-at-least="0.1457in" fo:widows="1" fo:text-indent="0in" style:auto-text-indent="false" fo:padding="0in" fo:border="none"/>
      <style:text-properties fo:font-variant="normal" fo:text-transform="none" fo:color="#000000" style:font-name="inherit" fo:font-size="10.5pt" fo:letter-spacing="normal" fo:font-style="normal" fo:font-weight="bold"/>
    </style:style>
    <style:style style:name="P3" style:family="paragraph" style:parent-style-name="Standard">
      <style:paragraph-properties fo:margin-left="0in" fo:margin-right="0in" fo:margin-top="0in" fo:margin-bottom="0in" style:line-height-at-least="0.1457in" fo:widows="1" fo:text-indent="0in" style:auto-text-indent="false" fo:padding="0in" fo:border="none"/>
    </style:style>
    <style:style style:name="P4" style:family="paragraph" style:parent-style-name="Standard">
      <style:paragraph-properties fo:margin-left="0in" fo:margin-right="0in" style:line-height-at-least="0.1457in" fo:widows="1" fo:text-indent="0in" style:auto-text-indent="false" fo:break-before="page"/>
    </style:style>
    <style:style style:name="T1" style:family="text">
      <style:text-properties fo:font-variant="normal" fo:text-transform="none" fo:color="#000000" style:font-name="verdana" fo:font-size="10.5pt" fo:letter-spacing="normal" fo:font-style="normal" fo:font-weight="bold"/>
    </style:style>
    <style:style style:name="T2" style:family="text">
      <style:text-properties fo:font-variant="normal" fo:text-transform="none" fo:color="#000000" style:font-name="verdana" fo:font-size="10.5pt" fo:letter-spacing="normal" fo:font-style="normal" fo:font-weight="normal"/>
    </style:style>
    <style:style style:name="T3" style:family="text">
      <style:text-properties fo:font-variant="normal" fo:text-transform="none" fo:color="#000000" style:font-name="verdana" fo:font-size="10pt" fo:letter-spacing="normal" fo:font-style="normal" fo:font-weight="normal"/>
    </style:style>
    <style:style style:name="T4" style:family="text">
      <style:text-properties fo:font-variant="normal" fo:text-transform="none" fo:color="#000000" style:font-name="verdana" fo:font-size="10pt" fo:letter-spacing="normal" fo:font-style="normal" fo:font-weight="normal" style:font-weight-asian="normal" style:font-weight-complex="normal"/>
    </style:style>
    <style:style style:name="T5" style:family="text">
      <style:text-properties fo:font-variant="normal" fo:text-transform="none" fo:color="#000000" style:font-name="verdana" fo:font-size="10pt" fo:letter-spacing="normal" fo:font-style="normal" fo:font-weight="bold" style:font-weight-asian="bold" style:font-weight-complex="bold"/>
    </style:style>
    <style:style style:name="T6" style:family="text">
      <style:text-properties fo:font-variant="normal" fo:text-transform="none" fo:color="#000000" fo:letter-spacing="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uman CR 4 SORCERER 5</text:span><text:line-break/><text:span text:style-name="T1">XP</text:span><text:span text:style-name="T6"> </text:span><text:span text:style-name="T2">1200</text:span><text:line-break/><text:span text:style-name="T2">Any Medium Humanoid</text:span><text:line-break/><text:span text:style-name="T2">Sorcerer level 5 (skill points 30) -Sorcerer</text:span><text:line-break/><text:span text:style-name="T2">(Fey ) </text:span><text:line-break/><text:span text:style-name="T1">Init</text:span><text:span text:style-name="T6"> </text:span><text:span text:style-name="T2">0; </text:span><text:span text:style-name="T1">Senses</text:span></text:p>
      <text:p text:style-name="P2">DEFENSE</text:p>
      <text:p text:style-name="P1"><text:span text:style-name="T1">AC</text:span><text:span text:style-name="T6"> </text:span><text:span text:style-name="T2">11, Touch 11, flat footed 10 ( No Armour, Shield, none) </text:span><text:line-break/><text:span text:style-name="T2">(+1 feats) </text:span><text:line-break/><text:span text:style-name="T1">hp</text:span><text:span text:style-name="T6"> </text:span><text:span text:style-name="T2">30 (0d8+5d6+5+5);</text:span><text:line-break/><text:span text:style-name="T1">Fort</text:span><text:span text:style-name="T6"> </text:span><text:span text:style-name="T2">+2, </text:span><text:span text:style-name="T1">Ref</text:span><text:span text:style-name="T6"> </text:span><text:span text:style-name="T2">+1, </text:span><text:span text:style-name="T1">Will</text:span><text:span text:style-name="T6"> </text:span><text:span text:style-name="T2">+4 </text:span></text:p>
      <text:p text:style-name="P2">OFFENSE</text:p>
      <text:p text:style-name="P3"><text:span text:style-name="T1">Speed</text:span><text:span text:style-name="T6"> </text:span><text:span text:style-name="T2">30</text:span><text:line-break/><text:span text:style-name="T1">Melee</text:span><text:line-break/><text:span text:style-name="T1">Single Attack</text:span><text:span text:style-name="T6"> </text:span><text:span text:style-name="T2">Mace,Heavy +1 (1d8-1) </text:span><text:line-break/><text:span text:style-name="T1">Full Attack</text:span><text:line-break/><text:span text:style-name="T2">Mace,Heavy +1 (1d8-1)</text:span><text:line-break/><text:span text:style-name="T1">Space</text:span><text:span text:style-name="T6"> </text:span><text:span text:style-name="T2">5ft.; </text:span><text:span text:style-name="T1">Reach</text:span><text:span text:style-name="T6"> </text:span><text:span text:style-name="T2">5 </text:span><text:line-break/><text:span text:style-name="T1">Special Attacks</text:span><text:line-break/><text:span text:style-name="T1">Spells Known: </text:span><text:line-break/><text:line-break/><text:span text:style-name="T1">Sorcerer Spells</text:span><text:line-break/><text:span text:style-name="T1">CL 5 Concentration 8</text:span><text:line-break/><text:span text:style-name="T1">Level 0 (4) DC 13</text:span><text:line-break/><text:span text:style-name="T2">Acid Splash(Conjuration)[Creation Acid ] X 1</text:span><text:line-break/><text:span text:style-name="T2">V,S rng: Close 25ft + 5ft/2 levels CT: Dur: Instantaneous</text:span><text:line-break/><text:span text:style-name="T2">SV None Area: One missile of acid Book: </text:span><text:line-break/><text:span text:style-name="T2">Description: </text:span><text:span text:style-name="T3">Orb deals 1d3 acid damage.</text:span><text:line-break/><text:line-break/><text:span text:style-name="T2">Daze(Enchantment)[Compulsion Mind-Affecting ] X 1</text:span><text:line-break/><text:span text:style-name="T2">V,S,M rng: Close 25ft + 5ft/2 levels CT: Dur: 1 round</text:span><text:line-break/><text:span text:style-name="T2">SV Will negates Area: One humanoid creature of 4 HD or less Book: </text:span><text:line-break/><text:span text:style-name="T2">Description: </text:span><text:span text:style-name="T3">A single humanoid creature with 4 HD or less loses its next action.</text:span><text:line-break/><text:line-break/><text:span text:style-name="T2">Light(Evocation)[Light ] X 1</text:span><text:line-break/><text:span text:style-name="T2">V,M/DF rng: Touch CT: Dur: 10 min./level (D)</text:span><text:line-break/><text:span text:style-name="T2">SV None Area: Object touched Book: </text:span><text:line-break/><text:span text:style-name="T2">Description: </text:span><text:span text:style-name="T3">Object shines like a torch.</text:span><text:line-break/><text:line-break/><text:span text:style-name="T2">Mage Hand(Transmutation)[ ] X 1</text:span><text:line-break/><text:span text:style-name="T2">V,S rng: Close 25ft + 5ft/2 levels CT: Dur: Concentration</text:span><text:line-break/><text:span text:style-name="T2">SV None Area: One nonmagical, unattended object weighing up to 5 lb. Book: CRB </text:span><text:line-break/><text:span text:style-name="T2">Description: </text:span><text:span text:style-name="T3">You point your finger at an object and can lift it and move it at will from a distance. As a move action, you can propel the object as far as 15 feet in any direction, though the spell ends if the distance between you and the object ever exceeds the spells range.</text:span><text:line-break/><text:line-break/><text:span text:style-name="T2">Read Magic(Divination)[ ] X 1</text:span><text:line-break/><text:span text:style-name="T2">V,S,F rng: Personal CT: Dur: 10 min./level</text:span><text:line-break/><text:span text:style-name="T2">SV N/A Area: You Book: </text:span><text:line-break/><text:span text:style-name="T2">Description: </text:span><text:span text:style-name="T3">Read scrolls and spellbooks.</text:span><text:line-break/><text:line-break/><text:soft-page-break/><text:span text:style-name="T2">Spark(Evocation)[Fire ] X 1</text:span><text:line-break/><text:span text:style-name="T2">V or S rng: Close 25ft + 5ft/2 levels CT: Dur: instantaneous</text:span><text:line-break/><text:span text:style-name="T2">SV Fortitude negates (object) Area: one Fine object Book: </text:span><text:line-break/><text:span text:style-name="T2">Description: </text:span><text:span text:style-name="T3">Ignites flammable objects.</text:span><text:line-break/><text:line-break/><text:span text:style-name="T1">Level 1 (7) DC 14</text:span><text:line-break/><text:span text:style-name="T2">Burning Hands(Evocation)[Fire ] X 1</text:span><text:line-break/><text:span text:style-name="T2">V,S rng: 15ft CT: Dur: Instantaneous</text:span><text:line-break/><text:span text:style-name="T2">SV Reflex half Area: Cone-shaped burst Book: CRB </text:span><text:line-break/><text:span text:style-name="T2">Description: </text:span><text:span text:style-name="T3">Any creature in the area of the flames takes 1d4 points of fire damage per caster level (maximum 5d4). Flammable materials burn if the flames touch them. A character can extinguish burning items as a full-round action.</text:span><text:line-break/><text:line-break/><text:span text:style-name="T2">Disguise Self(Illusion)[Glamer ] X 1</text:span><text:line-break/><text:span text:style-name="T2">V,S rng: Personal CT: Dur: 10 min./level (D)</text:span><text:line-break/><text:span text:style-name="T2">SV N/A Area: You Book: </text:span><text:line-break/><text:span text:style-name="T2">Description: </text:span><text:span text:style-name="T3">get a +10 bonus on the Disguise check.</text:span><text:line-break/><text:line-break/><text:span text:style-name="T2">Entangle(Transmutation)[ ] X 1</text:span><text:line-break/><text:span text:style-name="T2">V,S,DF rng: Long 400ft + 40ft / level CT: Dur: 1 min./level (D)</text:span><text:line-break/><text:span text:style-name="T2">SV Reflex partial; see text Area: Plants in a 40-ft.-radius spread Book: CRB </text:span><text:line-break/><text:span text:style-name="T2">Description: </text:span><text:span text:style-name="T3">This spell causes tall grass, weeds, and other plants to wrap around creatures in the area of effect or those that enter the area. Creatures that fail their save gain the entangled condition. Creatures that make their save can move as normal, but those that remain in the area must save again at the end of your turn. Creatures that move into the area must save immediately. Those that fail must end their movement and gain the entangled condition. Entangled creatures can attempt to break free as a move action, making a Strength or Escape Artist check. The DC for this check is equal to the DC of the spell. The entire area of effect is considered difficult terrain while the effect lasts. If the plants in the area are covered in thorns, those in the area take 1 point of damage each time they fail a save against the entangle or fail a check made to break free. Other effects, depending on the local plants, might be possible at GM discretion.</text:span><text:line-break/><text:line-break/><text:span text:style-name="T2">Mage Armor(Conjuration)[Creation Force ] X 1</text:span><text:line-break/><text:span text:style-name="T2">V,S,F rng: Touch CT: Dur: 1 hour/level (D)</text:span><text:line-break/><text:span text:style-name="T2">SV Will negates (harmless) Area: Creature touched Book: CRB </text:span><text:line-break/><text:span text:style-name="T2">Description: </text:span><text:span text:style-name="T3">Gives subject +4 armor bonus.</text:span><text:line-break/><text:line-break/><text:span text:style-name="T2">True Strike(Divination)[ ] X 1</text:span><text:line-break/><text:span text:style-name="T2">V,F rng: Personal CT: Dur: See text</text:span><text:line-break/><text:span text:style-name="T2">SV N/A Area: You Book: CRB </text:span><text:line-break/><text:span text:style-name="T2">Description: </text:span><text:span text:style-name="T3">+20 on your next attack roll.</text:span><text:line-break/><text:line-break/><text:span text:style-name="T1">Level 2 (5) DC 15</text:span><text:line-break/><text:span text:style-name="T2">Bulls Strength(Transmutation)[ ] X 1</text:span><text:line-break/><text:span text:style-name="T2">V,S,M,M/DF rng: Touch CT: Dur: 1 min./level</text:span><text:line-break/><text:span text:style-name="T2">SV Will negates (harmless) Area: Creature touched Book: CRB </text:span><text:line-break/><text:span text:style-name="T2">Description: </text:span><text:span text:style-name="T3">The spell grants a +4 enhancement bonus to Strength, adding the usual benefits to melee attack rolls, melee damage rolls, and other uses of the Strength modifier.</text:span><text:line-break/><text:line-break/><text:span text:style-name="T2">Hideous Laughter(Enchantment)[Compulsion Mind-Affecting ] X 1</text:span><text:line-break/><text:span text:style-name="T2">V,S,M rng: Close 25ft + 5ft/2 levels CT: Dur: 1 round/level</text:span><text:line-break/><text:span text:style-name="T2">SV Will negates Area: One creature; see text Book: CRB </text:span><text:line-break/><text:soft-page-break/><text:span text:style-name="T2">Description: </text:span><text:span text:style-name="T3">This spell afflicts the subject with uncontrollable laughter. It collapses into gales of manic laughter, falling prone. The subject can take no actions while laughing, but is not considered helpless. After the spell ends, it can act normally. On the creature\s next turn, it may attempt a new saving throw to end the effect. This is a full round action that does not provoke attacks of opportunity. If this save is successful, the effect ends. If not, the creature continues laughing for the entire duration. A creature with an Intelligence score of 2 or lower is not affected. A creature whose type is different from the caster\s receives a +4 bonus on its saving throw, because humor doesn\t \translate\ well.</text:span><text:line-break/><text:line-break/><text:span text:style-name="T2">Scorching Ray(Evocation)[Fire ] X 1</text:span><text:line-break/><text:span text:style-name="T2">V,S rng: Close 25ft + 5ft/2 levels CT: Dur: Instantaneous</text:span><text:line-break/><text:span text:style-name="T2">SV None Area: One or more rays Book: CRB </text:span><text:line-break/><text:span text:style-name="T2">Description: </text:span><text:span text:style-name="T3">You blast your enemies with a searing beam of fire. You may fire one ray, plus one additional ray for every four levels beyond 3rd (to a maximum of three rays at 11th level). Each ray requires a ranged touch attack to hit and deals 4d6 points of fire damage. The rays may be fired at the same or different targets, but all rays must be aimed at targets within 30 feet of each other and fired simultaneously.</text:span><text:line-break/></text:p>
      <text:p text:style-name="P2">STATISTICS</text:p>
      <text:p text:style-name="P1"><text:span text:style-name="T1">Str</text:span><text:span text:style-name="T6"> </text:span><text:span text:style-name="T2">8, </text:span><text:span text:style-name="T1">Dex</text:span><text:span text:style-name="T6"> </text:span><text:span text:style-name="T2">11, </text:span><text:span text:style-name="T1">Con</text:span><text:span text:style-name="T6"> </text:span><text:span text:style-name="T2">13, </text:span><text:span text:style-name="T1">Int</text:span><text:span text:style-name="T6"> </text:span><text:span text:style-name="T2">16, </text:span><text:span text:style-name="T1">Wis</text:span><text:span text:style-name="T6"> </text:span><text:span text:style-name="T2">11, </text:span><text:span text:style-name="T1">Cha</text:span><text:span text:style-name="T6"> </text:span><text:span text:style-name="T2">16</text:span><text:line-break/><text:span text:style-name="T1">Base Attack</text:span><text:span text:style-name="T6"> </text:span><text:span text:style-name="T2">2 </text:span><text:span text:style-name="T1">CMB</text:span><text:span text:style-name="T6"> </text:span><text:span text:style-name="T2">1 ; </text:span><text:span text:style-name="T1">CMD</text:span><text:span text:style-name="T6"> </text:span><text:span text:style-name="T2">12 </text:span><text:line-break/><text:span text:style-name="T1">Feats</text:span><text:span text:style-name="T6"> </text:span><text:line-break/><text:span text:style-name="T2">Combat Casting: +4 Concentration checks for Defensive casting,</text:span><text:line-break/><text:span text:style-name="T2">Dodge: Add 1 to AC ,</text:span><text:line-break/><text:span text:style-name="T2">Empower Spell: Numeric effects are increased by one-half,</text:span><text:line-break/><text:span text:style-name="T2">Eschew Materials: Cast spells without material components,</text:span><text:line-break/><text:span text:style-name="T2">Maximize Spell: All variable, numeric effects of a spell modified by this feat are maximized. Saving throws and opposed rolls are not affected, nor are spells without random variables. A maximized spell uses up a spell slot three levels higher than the spells actual level.,</text:span><text:line-break/><text:span text:style-name="T2">Simple Weapon Proficiency</text:span><text:line-break/><text:span text:style-name="T1">Skills</text:span><text:span text:style-name="T6"> </text:span><text:span text:style-name="T2">Appraise 3, Bluff 11, Fly 8, Intimidate 11, Know Arcana 11, Spellcraft 11, Use Magic Device 11</text:span><text:line-break/><text:span text:style-name="T1">Languages</text:span><text:span text:style-name="T6"> </text:span><text:span text:style-name="T2">Common</text:span></text:p>
      <text:p text:style-name="P2">ECOLOGY</text:p>
      <text:p text:style-name="P1"><text:span text:style-name="T1">Environment</text:span><text:span text:style-name="T6"> </text:span><text:span text:style-name="T2">Any</text:span><text:line-break/><text:span text:style-name="T1">Organization</text:span><text:span text:style-name="T6"> </text:span><text:span text:style-name="T2">Company 10-20, Band 30-100, Squad 4-8</text:span><text:line-break/><text:span text:style-name="T1">Treasure</text:span><text:span text:style-name="T6"> </text:span><text:span text:style-name="T2">Standard</text:span></text:p>
      <text:p text:style-name="P2">SPECIAL ABILITIES</text:p>
      <text:p text:style-name="P1"><text:span text:style-name="T1">Bloodline Fey</text:span><text:span text:style-name="T6"> </text:span><text:span text:style-name="T2">When cast spell from Compulsion subschool DC + 2</text:span><text:line-break/><text:span text:style-name="T1">Eschew Materials</text:span><text:span text:style-name="T6"> </text:span><text:span text:style-name="T2">Gives feat </text:span><text:line-break/><text:span text:style-name="T1">Laughing Touch (Sp)</text:span><text:span text:style-name="T6"> </text:span><text:span text:style-name="T2">As a melee touch creature laughs for 1 round, Can only take a move action. 3 + CHA bon/day</text:span><text:line-break/><text:span text:style-name="T1">Woodland Stride</text:span><text:span text:style-name="T6"> </text:span><text:span text:style-name="T2">Can move through undergrowth at normal speed</text:span></text:p>
      <text:p text:style-name="P2">MAGIC ITEMS (max value 2400)</text:p>
      <text:p text:style-name="Standard"/>
      <text:p text:style-name="P4"><text:span text:style-name="T1">Human CR 5 SORCERER 6</text:span><text:line-break/><text:span text:style-name="T1">XP</text:span><text:span text:style-name="T6"> </text:span><text:span text:style-name="T2">1200</text:span><text:line-break/><text:span text:style-name="T2">Any Medium Humanoid</text:span><text:line-break/><text:span text:style-name="T2">Sorcerer level 6 (skill points 30) -Sorcerer</text:span><text:line-break/><text:span text:style-name="T2">(Fey ) </text:span><text:line-break/><text:span text:style-name="T1">Init</text:span><text:span text:style-name="T6"> </text:span><text:span text:style-name="T2">0; </text:span><text:span text:style-name="T1">Senses</text:span></text:p>
      <text:p text:style-name="P2">DEFENSE</text:p>
      <text:p text:style-name="P1"><text:span text:style-name="T1">AC</text:span><text:span text:style-name="T6"> </text:span><text:span text:style-name="T2">11, Touch 11, flat footed 10 ( No Armour, Shield, none) </text:span><text:line-break/><text:span text:style-name="T2">(+1 feats) </text:span><text:line-break/><text:span text:style-name="T1">hp</text:span><text:span text:style-name="T6"> </text:span><text:span text:style-name="T2">34 (0d8+5d6+5+5);</text:span><text:line-break/><text:span text:style-name="T1">Fort</text:span><text:span text:style-name="T6"> </text:span><text:span text:style-name="T2">+2, </text:span><text:span text:style-name="T1">Ref</text:span><text:span text:style-name="T6"> </text:span><text:span text:style-name="T2">+1, </text:span><text:span text:style-name="T1">Will</text:span><text:span text:style-name="T6"> </text:span><text:span text:style-name="T2">+4 </text:span></text:p>
      <text:p text:style-name="P2">OFFENSE</text:p>
      <text:p text:style-name="P3"><text:span text:style-name="T1">Speed</text:span><text:span text:style-name="T6"> </text:span><text:span text:style-name="T2">30</text:span><text:line-break/><text:span text:style-name="T1">Melee</text:span><text:line-break/><text:span text:style-name="T1">Single Attack</text:span><text:span text:style-name="T6"> </text:span><text:span text:style-name="T2">Mace,Heavy +1 (1d8-1) </text:span><text:line-break/><text:span text:style-name="T1">Full Attack</text:span><text:line-break/><text:span text:style-name="T2">Mace,Heavy +1 (1d8-1)</text:span><text:line-break/><text:span text:style-name="T1">Space</text:span><text:span text:style-name="T6"> </text:span><text:span text:style-name="T2">5ft.; </text:span><text:span text:style-name="T1">Reach</text:span><text:span text:style-name="T6"> </text:span><text:span text:style-name="T2">5 </text:span><text:line-break/><text:span text:style-name="T1">Special Attacks</text:span><text:line-break/><text:span text:style-name="T1">Spells Known: </text:span><text:line-break/><text:line-break/><text:span text:style-name="T1">Sorcerer Spells</text:span><text:line-break/><text:span text:style-name="T1">CL 5 Concentration 8</text:span><text:line-break/><text:span text:style-name="T1">Level 0 (4) DC 13</text:span><text:line-break/><text:span text:style-name="T2">Acid Splash(Conjuration)[Creation Acid ] X 1</text:span><text:line-break/><text:span text:style-name="T2">V,S rng: Close 25ft + 5ft/2 levels CT: Dur: Instantaneous</text:span><text:line-break/><text:span text:style-name="T2">SV None Area: One missile of acid Book: </text:span><text:line-break/><text:span text:style-name="T2">Description: </text:span><text:span text:style-name="T3">Orb deals 1d3 acid damage.</text:span><text:line-break/><text:line-break/><text:span text:style-name="T2">Daze(Enchantment)[Compulsion Mind-Affecting ] X 1</text:span><text:line-break/><text:span text:style-name="T2">V,S,M rng: Close 25ft + 5ft/2 levels CT: Dur: 1 round</text:span><text:line-break/><text:span text:style-name="T2">SV Will negates Area: One humanoid creature of 4 HD or less Book: </text:span><text:line-break/><text:span text:style-name="T2">Description: </text:span><text:span text:style-name="T3">A single humanoid creature with 4 HD or less loses its next action.</text:span><text:line-break/><text:line-break/><text:span text:style-name="T2">Light(Evocation)[Light ] X 1</text:span><text:line-break/><text:span text:style-name="T2">V,M/DF rng: Touch CT: Dur: 10 min./level (D)</text:span><text:line-break/><text:span text:style-name="T2">SV None Area: Object touched Book: </text:span><text:line-break/><text:span text:style-name="T2">Description: </text:span><text:span text:style-name="T3">Object shines like a torch.</text:span><text:line-break/><text:line-break/><text:span text:style-name="T2">Mage Hand(Transmutation)[ ] X 1</text:span><text:line-break/><text:span text:style-name="T2">V,S rng: Close 25ft + 5ft/2 levels CT: Dur: Concentration</text:span><text:line-break/><text:span text:style-name="T2">SV None Area: One nonmagical, unattended object weighing up to 5 lb. Book: CRB </text:span><text:line-break/><text:span text:style-name="T2">Description: </text:span><text:span text:style-name="T3">You point your finger at an object and can lift it and move it at will from a distance. As a move action, you can propel the object as far as 15 feet in any direction, though the spell ends if the distance between you and the object ever exceeds the spells range.</text:span><text:line-break/><text:line-break/><text:span text:style-name="T2">Read Magic(Divination)[ ] X 1</text:span><text:line-break/><text:span text:style-name="T2">V,S,F rng: Personal CT: Dur: 10 min./level</text:span><text:line-break/><text:span text:style-name="T2">SV N/A Area: You Book: </text:span><text:line-break/><text:span text:style-name="T2">Description: </text:span><text:span text:style-name="T3">Read scrolls and spellbooks.</text:span><text:line-break/><text:line-break/><text:soft-page-break/><text:span text:style-name="T2">Spark(Evocation)[Fire ] X 1</text:span><text:line-break/><text:span text:style-name="T2">V or S rng: Close 25ft + 5ft/2 levels CT: Dur: instantaneous</text:span><text:line-break/><text:span text:style-name="T2">SV Fortitude negates (object) Area: one Fine object Book: </text:span><text:line-break/><text:span text:style-name="T2">Description: </text:span><text:span text:style-name="T3">Ignites flammable objects.</text:span><text:line-break/><text:line-break/><text:span text:style-name="T1">Level 1 (7) DC 14</text:span><text:line-break/><text:span text:style-name="T2">Burning Hands(Evocation)[Fire ] X 1</text:span><text:line-break/><text:span text:style-name="T2">V,S rng: 15ft CT: Dur: Instantaneous</text:span><text:line-break/><text:span text:style-name="T2">SV Reflex half Area: Cone-shaped burst Book: CRB </text:span><text:line-break/><text:span text:style-name="T2">Description: </text:span><text:span text:style-name="T3">Any creature in the area of the flames takes 1d4 points of fire damage per caster level (maximum 5d4). Flammable materials burn if the flames touch them. A character can extinguish burning items as a full-round action.</text:span><text:line-break/><text:line-break/><text:span text:style-name="T2">Disguise Self(Illusion)[Glamer ] X 1</text:span><text:line-break/><text:span text:style-name="T2">V,S rng: Personal CT: Dur: 10 min./level (D)</text:span><text:line-break/><text:span text:style-name="T2">SV N/A Area: You Book: </text:span><text:line-break/><text:span text:style-name="T2">Description: </text:span><text:span text:style-name="T3">get a +10 bonus on the Disguise check.</text:span><text:line-break/><text:line-break/><text:span text:style-name="T2">Entangle(Transmutation)[ ] X 1</text:span><text:line-break/><text:span text:style-name="T2">V,S,DF rng: Long 400ft + 40ft / level CT: Dur: 1 min./level (D)</text:span><text:line-break/><text:span text:style-name="T2">SV Reflex partial; see text Area: Plants in a 40-ft.-radius spread Book: CRB </text:span><text:line-break/><text:span text:style-name="T2">Description: </text:span><text:span text:style-name="T3">This spell causes tall grass, weeds, and other plants to wrap around creatures in the area of effect or those that enter the area. Creatures that fail their save gain the entangled condition. Creatures that make their save can move as normal, but those that remain in the area must save again at the end of your turn. Creatures that move into the area must save immediately. Those that fail must end their movement and gain the entangled condition. Entangled creatures can attempt to break free as a move action, making a Strength or Escape Artist check. The DC for this check is equal to the DC of the spell. The entire area of effect is considered difficult terrain while the effect lasts. If the plants in the area are covered in thorns, those in the area take 1 point of damage each time they fail a save against the entangle or fail a check made to break free. Other effects, depending on the local plants, might be possible at GM discretion.</text:span><text:line-break/><text:line-break/><text:span text:style-name="T2">Mage Armor(Conjuration)[Creation Force ] X 1</text:span><text:line-break/><text:span text:style-name="T2">V,S,F rng: Touch CT: Dur: 1 hour/level (D)</text:span><text:line-break/><text:span text:style-name="T2">SV Will negates (harmless) Area: Creature touched Book: CRB </text:span><text:line-break/><text:span text:style-name="T2">Description: </text:span><text:span text:style-name="T3">Gives subject +4 armor bonus.</text:span><text:line-break/><text:line-break/><text:span text:style-name="T2">True Strike(Divination)[ ] X 1</text:span><text:line-break/><text:span text:style-name="T2">V,F rng: Personal CT: Dur: See text</text:span><text:line-break/><text:span text:style-name="T2">SV N/A Area: You Book: CRB </text:span><text:line-break/><text:span text:style-name="T2">Description: </text:span><text:span text:style-name="T3">+20 on your next attack roll.</text:span><text:line-break/><text:line-break/><text:span text:style-name="T1">Level 2 (5) DC 15</text:span><text:line-break/><text:span text:style-name="T2">Bulls Strength(Transmutation)[ ] X 1</text:span><text:line-break/><text:span text:style-name="T2">V,S,M,M/DF rng: Touch CT: Dur: 1 min./level</text:span><text:line-break/><text:span text:style-name="T2">SV Will negates (harmless) Area: Creature touched Book: CRB </text:span><text:line-break/><text:span text:style-name="T2">Description: </text:span><text:span text:style-name="T3">The spell grants a +4 enhancement bonus to Strength, adding the usual benefits to melee attack rolls, melee damage rolls, and other uses of the Strength modifier.</text:span><text:line-break/><text:line-break/><text:span text:style-name="T2">Hideous Laughter(Enchantment)[Compulsion Mind-Affecting ] X 1</text:span><text:line-break/><text:span text:style-name="T2">V,S,M rng: Close 25ft + 5ft/2 levels CT: Dur: 1 round/level</text:span><text:line-break/><text:span text:style-name="T2">SV Will negates Area: One creature; see text Book: CRB </text:span><text:line-break/><text:soft-page-break/><text:span text:style-name="T2">Description: </text:span><text:span text:style-name="T3">This spell afflicts the subject with uncontrollable laughter. It collapses into gales of manic laughter, falling prone. The subject can take no actions while laughing, but is not considered helpless. After the spell ends, it can act normally. On the creature\s next turn, it may attempt a new saving throw to end the effect. This is a full round action that does not provoke attacks of opportunity. If this save is successful, the effect ends. If not, the creature continues laughing for the entire duration. A creature with an Intelligence score of 2 or lower is not affected. A creature whose type is different from the caster\s receives a +4 bonus on its saving throw, because humor doesn\t \translate\ well.</text:span><text:line-break/><text:line-break/><text:span text:style-name="T2">Scorching Ray(Evocation)[Fire ] X 1</text:span><text:line-break/><text:span text:style-name="T2">V,S rng: Close 25ft + 5ft/2 levels CT: Dur: Instantaneous</text:span><text:line-break/><text:span text:style-name="T2">SV None Area: One or more rays Book: CRB </text:span><text:line-break/><text:span text:style-name="T2">Description: </text:span><text:span text:style-name="T3">You blast your enemies with a searing beam of fire. You may fire one ray, plus one additional ray for every four levels beyond 3rd (to a maximum of three rays at 11th level). Each ray requires a ranged touch attack to hit and deals 4d6 points of fire damage. The rays may be fired at the same or different targets, but all rays must be aimed at targets within 30 feet of each other and fired simultaneously.</text:span></text:p>
      <text:p text:style-name="P3"><text:span text:style-name="T3"/></text:p>
      <text:p text:style-name="P3"><text:span text:style-name="T5">Level 3 (3) DC 16</text:span></text:p>
      <text:p text:style-name="P3"><text:span text:style-name="T5"/></text:p>
      <text:p text:style-name="P3"><text:span text:style-name="T4">Dispel Magic (Abjuration)</text:span></text:p>
      <text:p text:style-name="P3"><text:span text:style-name="T4"/></text:p>
      <text:p text:style-name="P3"><text:span text:style-name="T4">Explosive Runes (Abjuration)</text:span></text:p>
      <text:p text:style-name="P3"><text:span text:style-name="T4">Does 6d6 dmg when read</text:span></text:p>
      <text:p text:style-name="P3"><text:span text:style-name="T4"/></text:p>
      <text:p text:style-name="P3"><text:span text:style-name="T4">Fireball</text:span></text:p>
      <text:p text:style-name="P3"><text:span text:style-name="T4">Does 1d6 per level in a 20ft diameter burst</text:span></text:p>
      <text:p text:style-name="P3"><text:line-break/></text:p>
      <text:p text:style-name="P2">STATISTICS</text:p>
      <text:p text:style-name="P1"><text:span text:style-name="T1">Str</text:span><text:span text:style-name="T6"> </text:span><text:span text:style-name="T2">8, </text:span><text:span text:style-name="T1">Dex</text:span><text:span text:style-name="T6"> </text:span><text:span text:style-name="T2">11, </text:span><text:span text:style-name="T1">Con</text:span><text:span text:style-name="T6"> </text:span><text:span text:style-name="T2">13, </text:span><text:span text:style-name="T1">Int</text:span><text:span text:style-name="T6"> </text:span><text:span text:style-name="T2">16, </text:span><text:span text:style-name="T1">Wis</text:span><text:span text:style-name="T6"> </text:span><text:span text:style-name="T2">11, </text:span><text:span text:style-name="T1">Cha</text:span><text:span text:style-name="T6"> </text:span><text:span text:style-name="T2">16</text:span><text:line-break/><text:span text:style-name="T1">Base Attack</text:span><text:span text:style-name="T6"> </text:span><text:span text:style-name="T2">2 </text:span><text:span text:style-name="T1">CMB</text:span><text:span text:style-name="T6"> </text:span><text:span text:style-name="T2">1 ; </text:span><text:span text:style-name="T1">CMD</text:span><text:span text:style-name="T6"> </text:span><text:span text:style-name="T2">12 </text:span><text:line-break/><text:span text:style-name="T1">Feats</text:span><text:span text:style-name="T6"> </text:span><text:line-break/><text:span text:style-name="T2">Combat Casting: +4 Concentration checks for Defensive casting,</text:span><text:line-break/><text:span text:style-name="T2">Dodge: Add 1 to AC ,</text:span><text:line-break/><text:span text:style-name="T2">Empower Spell: Numeric effects are increased by one-half,</text:span><text:line-break/><text:span text:style-name="T2">Eschew Materials: Cast spells without material components,</text:span><text:line-break/><text:span text:style-name="T2">Maximize Spell: All variable, numeric effects of a spell modified by this feat are maximized. Saving throws and opposed rolls are not affected, nor are spells without random variables. A maximized spell uses up a spell slot three levels higher than the spells actual level.,</text:span><text:line-break/><text:span text:style-name="T2">Simple Weapon Proficiency</text:span><text:line-break/><text:span text:style-name="T1">Skills</text:span><text:span text:style-name="T6"> </text:span><text:span text:style-name="T2">Appraise 3, Bluff 11, Fly 8, Intimidate 11, Know Arcana 11, Spellcraft 11, Use Magic Device 11</text:span><text:line-break/><text:span text:style-name="T1">Languages</text:span><text:span text:style-name="T6"> </text:span><text:span text:style-name="T2">Common</text:span></text:p>
      <text:p text:style-name="P2">ECOLOGY</text:p>
      <text:p text:style-name="P1"><text:span text:style-name="T1">Environment</text:span><text:span text:style-name="T6"> </text:span><text:span text:style-name="T2">Any</text:span><text:line-break/><text:span text:style-name="T1">Organization</text:span><text:span text:style-name="T6"> </text:span><text:span text:style-name="T2">Company 10-20, Band 30-100, Squad 4-8</text:span><text:line-break/><text:span text:style-name="T1">Treasure</text:span><text:span text:style-name="T6"> </text:span><text:span text:style-name="T2">Standard</text:span></text:p>
      <text:p text:style-name="P2">SPECIAL ABILITIES</text:p>
      <text:p text:style-name="P1"><text:span text:style-name="T1">Bloodline Fey</text:span><text:span text:style-name="T6"> </text:span><text:span text:style-name="T2">When cast spell from Compulsion subschool DC + 2</text:span><text:line-break/><text:span text:style-name="T1">Eschew Materials</text:span><text:span text:style-name="T6"> </text:span><text:span text:style-name="T2">Gives feat </text:span><text:line-break/><text:span text:style-name="T1">Laughing Touch (Sp)</text:span><text:span text:style-name="T6"> </text:span><text:span text:style-name="T2">As a melee touch creature laughs for 1 round, Can only take a move </text:span><text:soft-page-break/><text:span text:style-name="T2">action. 3 + CHA bon/day</text:span><text:line-break/><text:span text:style-name="T1">Woodland Stride</text:span><text:span text:style-name="T6"> </text:span><text:span text:style-name="T2">Can move through undergrowth at normal speed</text:span></text:p>
      <text:p text:style-name="P2">MAGIC ITEMS (max value 2400)</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herit" svg:font-family="inherit"/>
    <style:font-face style:name="verdana" svg:font-family="verdana"/>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olan Roth</meta:initial-creator>
    <meta:creation-date>2015-08-17T16:31:06.60</meta:creation-date>
    <dc:date>2015-08-17T16:53:06.39</dc:date>
    <dc:creator>Nolan Roth</dc:creator>
    <meta:editing-duration>PT21M59S</meta:editing-duration>
    <meta:editing-cycles>2</meta:editing-cycles>
    <meta:generator>OpenOffice/4.1.1$Win32 OpenOffice.org_project/411m6$Build-9775</meta:generator>
    <meta:document-statistic meta:table-count="0" meta:image-count="0" meta:object-count="0" meta:page-count="7" meta:paragraph-count="31" meta:word-count="2316" meta:character-count="13583"/>
  </office:meta>
</office:document-meta>
</file>